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06.4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01.29pt"/>
    </style:style>
    <style:style style:name="co6" style:family="table-column">
      <style:table-column-properties fo:break-before="auto" style:column-width="345.29pt"/>
    </style:style>
    <style:style style:name="co7" style:family="table-column">
      <style:table-column-properties fo:break-before="auto" style:column-width="540.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xieBargraph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k/Dropbox/personal/SurfnCircuits/NixieBarGraphHat/KC_NixieBargraphHat/NixieBargraphHat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17 Feb 2019 10:40:03 PM P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ib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8K2L/311-8.20KCRCT-ND/731094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8K2L/311-8.20KCRCT-ND/731094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:Raspberry_PI_Zero_Hat</text:p>
          </table:table-cell>
          <table:table-cell office:value-type="string" calcext:value-type="string">
            <text:p>etaclock:Raspberry_Pi_Zero_40p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, 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5, R6, R7, R8, 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9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8K2L/311-8.20KCRCT-ND/731094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5, R18, R22, R23, 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6, R17, R19, R20, 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:Raspberry_PI_Zero_Hat</text:p>
          </table:table-cell>
          <table:table-cell office:value-type="string" calcext:value-type="string">
            <text:p>etaclock:Raspberry_Pi_Zero_40pi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7T22:41:01.809397740</dc:date>
    <meta:editing-duration>PT35S</meta:editing-duration>
    <meta:editing-cycles>1</meta:editing-cycles>
    <meta:document-statistic meta:table-count="1" meta:cell-count="446" meta:object-count="0"/>
    <meta:generator>LibreOffice/6.0.7.3$Linux_X86_64 LibreOffice_project/00m0$Build-3</meta:generator>
  </office:meta>
</office:document-meta>
</file>